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74d4e" officeooo:paragraph-rsid="00074d4e"/>
    </style:style>
    <style:style style:name="P5" style:family="paragraph" style:parent-style-name="Standard">
      <style:text-properties officeooo:rsid="000945a4" officeooo:paragraph-rsid="000945a4"/>
    </style:style>
    <style:style style:name="P6" style:family="paragraph" style:parent-style-name="Standard">
      <style:text-properties officeooo:rsid="000b3c07" officeooo:paragraph-rsid="000e04e4"/>
    </style:style>
    <style:style style:name="P7" style:family="paragraph" style:parent-style-name="Standard">
      <style:text-properties officeooo:rsid="000b3c07" officeooo:paragraph-rsid="001300a7"/>
    </style:style>
    <style:style style:name="P8" style:family="paragraph" style:parent-style-name="Standard">
      <style:text-properties officeooo:rsid="0012fcd7" officeooo:paragraph-rsid="0012fcd7"/>
    </style:style>
    <style:style style:name="P9" style:family="paragraph" style:parent-style-name="Standard">
      <style:text-properties officeooo:rsid="0012fcd7" officeooo:paragraph-rsid="001300a7"/>
    </style:style>
    <style:style style:name="P10" style:family="paragraph" style:parent-style-name="Standard">
      <style:paragraph-properties fo:break-before="page"/>
      <style:text-properties officeooo:rsid="000810ba" officeooo:paragraph-rsid="000810ba"/>
    </style:style>
    <style:style style:name="P11" style:family="paragraph" style:parent-style-name="Standard">
      <style:text-properties officeooo:rsid="000b3c07" officeooo:paragraph-rsid="000e04e4"/>
    </style:style>
    <style:style style:name="P12" style:family="paragraph" style:parent-style-name="Standard">
      <style:text-properties officeooo:rsid="0014e617" officeooo:paragraph-rsid="0014e617"/>
    </style:style>
    <style:style style:name="P13" style:family="paragraph" style:parent-style-name="Standard">
      <style:text-properties officeooo:rsid="0014e617" officeooo:paragraph-rsid="0017c6e3"/>
    </style:style>
    <style:style style:name="P14" style:family="paragraph" style:parent-style-name="Standard">
      <style:text-properties officeooo:rsid="0019ea38" officeooo:paragraph-rsid="0019ea38"/>
    </style:style>
    <style:style style:name="P1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5eaf4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  <form:textarea form:name="hierarchy.node1" form:control-implementation="ooo:com.sun.star.form.component.TextField" xml:id="control9" form:id="control9" form:current-value="default node1" form:value="default node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de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etweenHierarch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/>
      <text:p text:style-name="P1">A text section: <draw:control text:anchor-type="as-char" draw:z-index="0" draw:name="Name" draw:style-name="gr1" draw:text-style-name="P15" svg:width="5.194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15" svg:width="4.095cm" svg:height="0.544cm" draw:control="control2"/></text:p>
      <text:p text:style-name="P2"/>
      <text:p text:style-name="P2">Some radio buttons:</text:p>
      <text:p text:style-name="P2"><draw:control text:anchor-type="as-char" draw:z-index="2" draw:name="Shape2" draw:style-name="gr2" draw:text-style-name="P16" svg:width="3.574cm" svg:height="0.795cm" draw:control="control3"/><draw:control text:anchor-type="as-char" draw:z-index="3" draw:name="Shape2" draw:style-name="gr2" draw:text-style-name="P16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16" svg:width="2.738cm" svg:height="0.6cm" draw:control="control5"/></text:p>
      <text:p text:style-name="P2"/>
      <text:p text:style-name="P5">A list box</text:p>
      <text:p text:style-name="P2"/>
      <text:p text:style-name="P2"><draw:control text:anchor-type="as-char" draw:z-index="7" draw:name="Shape6" draw:style-name="gr1" draw:text-style-name="P16" svg:width="5.919cm" svg:height="0.599cm" draw:control="control8"/></text:p>
      <text:p text:style-name="P2"/>
      <text:p text:style-name="P8">Hierarchical fields</text:p>
      <text:p text:style-name="P7"><draw:control text:anchor-type="as-char" draw:z-index="8" draw:name="Shape7" draw:style-name="gr1" draw:text-style-name="P16" svg:width="3.873cm" svg:height="1.1cm" draw:control="control9"/><draw:control text:anchor-type="as-char" draw:z-index="9" draw:name="Shape8" draw:style-name="gr1" draw:text-style-name="P15" svg:width="3.594cm" svg:height="1.087cm" draw:control="control10"/><draw:control text:anchor-type="as-char" draw:z-index="11" draw:name="Shape8" draw:style-name="gr1" draw:text-style-name="P15" svg:width="3.594cm" svg:height="1.087cm" draw:control="control12"/><draw:control text:anchor-type="as-char" draw:z-index="12" draw:name="Shape8" draw:style-name="gr1" draw:text-style-name="P15" svg:width="3.594cm" svg:height="1.087cm" draw:control="control13"/></text:p>
      <text:p text:style-name="P6"/>
      <text:p text:style-name="P14">A field between hierarchies</text:p>
      <text:p text:style-name="P14"><draw:control text:anchor-type="as-char" draw:z-index="18" draw:name="Shape8" draw:style-name="gr1" draw:text-style-name="P15" svg:width="3.594cm" svg:height="1.087cm" draw:control="control19"/></text:p>
      <text:p text:style-name="P6"/>
      <text:p text:style-name="P12">A second hierachy</text:p>
      <text:p text:style-name="P12"><draw:control text:anchor-type="as-char" draw:z-index="13" draw:name="Shape7" draw:style-name="gr1" draw:text-style-name="P15" svg:width="3.873cm" svg:height="1.1cm" draw:control="control14"/><draw:control text:anchor-type="as-char" draw:z-index="14" draw:name="Shape7" draw:style-name="gr1" draw:text-style-name="P15" svg:width="3.873cm" svg:height="1.1cm" draw:control="control15"/><draw:control text:anchor-type="as-char" draw:z-index="15" draw:name="Shape7" draw:style-name="gr1" draw:text-style-name="P15" svg:width="3.873cm" svg:height="1.1cm" draw:control="control16"/></text:p>
      <text:p text:style-name="P13"><draw:control text:anchor-type="as-char" draw:z-index="16" draw:name="Shape7" draw:style-name="gr1" draw:text-style-name="P15" svg:width="3.873cm" svg:height="1.1cm" draw:control="control17"/><draw:control text:anchor-type="as-char" draw:z-index="17" draw:name="Shape7" draw:style-name="gr1" draw:text-style-name="P15" svg:width="3.873cm" svg:height="1.1cm" draw:control="control18"/></text:p>
      <text:p text:style-name="P6"/>
      <text:p text:style-name="P8">A similarly named non hierarchical field</text:p>
      <text:p text:style-name="P9"><draw:control text:anchor-type="as-char" draw:z-index="10" draw:name="Shape8" draw:style-name="gr1" draw:text-style-name="P15" svg:width="3.594cm" svg:height="1.087cm" draw:control="control11"/></text:p>
      <text:p text:style-name="P10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1" draw:text-style-name="P15" svg:width="6.127cm" svg:height="0.683cm" draw:control="control6"/></text:p>
      <text:p text:style-name="P4"/>
      <text:p text:style-name="P10">This is page 3 of the test form</text:p>
      <text:p text:style-name="P3"/>
      <text:p text:style-name="P3">A text box in page 3</text:p>
      <text:p text:style-name="P3"><draw:control text:anchor-type="as-char" draw:z-index="6" draw:name="Shape5" draw:style-name="gr1" draw:text-style-name="P15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9-01-22T15:20:23.296721058</dc:date>
    <meta:editing-duration>PT2H39M3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3" meta:paragraph-count="24" meta:word-count="64" meta:character-count="308" meta:non-whitespace-character-count="256"/>
  </office:meta>
</office:document-meta>
</file>